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E86E313D.png" manifest:media-type="image/png"/>
  <manifest:file-entry manifest:full-path="Pictures/10000001000000A2000000582C7B9AD8.png" manifest:media-type="image/png"/>
  <manifest:file-entry manifest:full-path="Pictures/10000001000000E0000000204E5778E1.png" manifest:media-type="image/png"/>
  <manifest:file-entry manifest:full-path="Pictures/1000000100000140000000B425E860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2.557cm, 0cm, 2.559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23cm, 3.081cm, 1.21cm, 1.42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6cm" svg:height="4.762cm" svg:x="9.103cm" svg:y="11.116cm">
          <draw:image xlink:href="Pictures/1000000100000140000000B425E860B0.png" xlink:type="simple" xlink:show="embed" xlink:actuate="onLoad" draw:mime-type="image/png">
            <text:p/>
          </draw:image>
        </draw:frame>
        <draw:frame draw:style-name="gr1" draw:text-style-name="P1" draw:layer="layout" svg:width="27.7cm" svg:height="19.05cm" svg:x="1cm" svg:y="1cm">
          <draw:image xlink:href="Pictures/1000000100000140000000B425E860B0.png" xlink:type="simple" xlink:show="embed" xlink:actuate="onLoad" draw:mime-type="image/png">
            <text:p/>
          </draw:image>
        </draw:frame>
        <draw:frame draw:style-name="gr2" draw:text-style-name="P1" draw:layer="layout" svg:width="4.386cm" svg:height="4.589cm" svg:x="5.864cm" svg:y="8.75cm">
          <draw:image xlink:href="Pictures/10000001000000E0000000204E5778E1.png" xlink:type="simple" xlink:show="embed" xlink:actuate="onLoad" draw:mime-type="image/png">
            <text:p text:style-name="P1"/>
            <text:p text:style-name="P1"/>
          </draw:image>
        </draw:frame>
        <draw:frame draw:style-name="gr3" draw:text-style-name="P1" draw:layer="measurelines" svg:width="4.75cm" svg:height="3.022cm" svg:x="20.25cm" svg:y="9.25cm">
          <draw:image xlink:href="Pictures/10000001000000A2000000582C7B9AD8.png" xlink:type="simple" xlink:show="embed" xlink:actuate="onLoad" draw:mime-type="image/png">
            <text:p/>
          </draw:image>
        </draw:frame>
        <draw:frame draw:style-name="gr1" draw:text-style-name="P1" draw:layer="measurelines" svg:width="1.764cm" svg:height="1.764cm" svg:x="8.25cm" svg:y="7.75cm">
          <draw:image xlink:href="Pictures/100000010000020000000200E86E31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2:12:17.141943911</meta:creation-date>
    <dc:date>2025-08-06T12:45:53.529449371</dc:date>
    <meta:editing-duration>PT11M27S</meta:editing-duration>
    <meta:editing-cycles>5</meta:editing-cycles>
    <meta:generator>LibreOffice/24.2.7.2$Linux_X86_64 LibreOffice_project/420$Build-2</meta:generator>
    <meta:document-statistic meta:object-count="5"/>
  </office:meta>
</office:document-meta>
</file>